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4" calcext:value-type="float">
            <text:p>3494</text:p>
          </table:table-cell>
          <table:table-cell office:value-type="float" office:value="1167" calcext:value-type="float">
            <text:p>1167</text:p>
          </table:table-cell>
          <table:table-cell office:value-type="float" office:value="2355" calcext:value-type="float">
            <text:p>2355</text:p>
          </table:table-cell>
          <table:table-cell table:formula="of:=[.B2]+[.C2]+[.D2]"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26" calcext:value-type="float">
            <text:p>5826</text:p>
          </table:table-cell>
          <table:table-cell office:value-type="float" office:value="2322" calcext:value-type="float">
            <text:p>2322</text:p>
          </table:table-cell>
          <table:table-cell office:value-type="float" office:value="4694" calcext:value-type="float">
            <text:p>4694</text:p>
          </table:table-cell>
          <table:table-cell table:formula="of:=[.B3]+[.C3]+[.D3]" office:value-type="float" office:value="12842" calcext:value-type="float">
            <text:p>12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36" calcext:value-type="float">
            <text:p>8136</text:p>
          </table:table-cell>
          <table:table-cell office:value-type="float" office:value="3509" calcext:value-type="float">
            <text:p>3509</text:p>
          </table:table-cell>
          <table:table-cell office:value-type="float" office:value="5855" calcext:value-type="float">
            <text:p>5855</text:p>
          </table:table-cell>
          <table:table-cell table:formula="of:=[.B4]+[.C4]+[.D4]"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57" calcext:value-type="float">
            <text:p>10457</text:p>
          </table:table-cell>
          <table:table-cell office:value-type="float" office:value="4656" calcext:value-type="float">
            <text:p>4656</text:p>
          </table:table-cell>
          <table:table-cell office:value-type="float" office:value="7041" calcext:value-type="float">
            <text:p>7041</text:p>
          </table:table-cell>
          <table:table-cell table:formula="of:=[.B5]+[.C5]+[.D5]" office:value-type="float" office:value="22154" calcext:value-type="float">
            <text:p>22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58" calcext:value-type="float">
            <text:p>12258</text:p>
          </table:table-cell>
          <table:table-cell office:value-type="float" office:value="5624" calcext:value-type="float">
            <text:p>5624</text:p>
          </table:table-cell>
          <table:table-cell office:value-type="float" office:value="8000" calcext:value-type="float">
            <text:p>8000</text:p>
          </table:table-cell>
          <table:table-cell table:formula="of:=[.B6]+[.C6]+[.D6]" office:value-type="float" office:value="25882" calcext:value-type="float">
            <text:p>25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20:49:34.6213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0:36:26.626244857</meta:creation-date>
    <dc:date>2019-07-07T20:49:41.794559013</dc:date>
    <meta:editing-duration>PT3M48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